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25-01-29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24-01-03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23-01-17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22-02-15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21-01-20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9-12-19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9-01-2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8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6-12-19 20:4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6-01-04 21:2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4-01-13 19:36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3-01-09 16:15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2-01-18 15:5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1-01-05 16:24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10-01-14 21:1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9-01-12 19:43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8-01-02 21:16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7-01-04 15:29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6-01-12 22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5-01-11 18:09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4-01-06 06:32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3-01-02 21:52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2-01-14 18:29:5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5247098202401</text:p>
          </table:table-cell>
          <table:table-cell office:value-type="string" calcext:value-type="string">
            <text:p>200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